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3.6315in" svg:y="0.1047in">
            <draw:object draw:notify-on-update-of-ranges="Sheet1.A1:Sheet1.A1 Sheet1.A2:Sheet1.A14 Sheet1.C1:Sheet1.C1 Sheet1.C2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utyCycle</text:p>
          </table:table-cell>
          <table:table-cell office:value-type="string" calcext:value-type="string">
            <text:p>Soll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A2]-120)*100/120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3]-120)*100/120" office:value-type="float" office:value="8.33333333333333" calcext:value-type="float">
            <text:p>8.3333333333333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[.A4]-120)*100/120" office:value-type="float" office:value="16.6666666666667" calcext:value-type="float">
            <text:p>16.6666666666667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A5]-120)*100/120" office:value-type="float" office:value="25" calcext:value-type="float">
            <text:p>25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A6]-120)*100/120" office:value-type="float" office:value="33.3333333333333" calcext:value-type="float">
            <text:p>33.3333333333333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[.A7]-120)*100/120" office:value-type="float" office:value="41.6666666666667" calcext:value-type="float">
            <text:p>41.6666666666667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A8]-120)*100/120" office:value-type="float" office:value="50" calcext:value-type="float">
            <text:p>50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[.A9]-120)*100/120" office:value-type="float" office:value="58.3333333333333" calcext:value-type="float">
            <text:p>58.3333333333333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10]-120)*100/120" office:value-type="float" office:value="66.6666666666667" calcext:value-type="float">
            <text:p>66.6666666666667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[.A11]-120)*100/120" office:value-type="float" office:value="75" calcext:value-type="float">
            <text:p>75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12]-120)*100/120" office:value-type="float" office:value="83.3333333333333" calcext:value-type="float">
            <text:p>83.3333333333333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[.A13]-120)*100/120" office:value-type="float" office:value="91.6666666666667" calcext:value-type="float">
            <text:p>91.6666666666667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4]-120)*100/120" office:value-type="float" office:value="100" calcext:value-type="float">
            <text:p>100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2:48:56.304868817</meta:creation-date>
    <dc:date>2023-12-25T20:07:12.466725157</dc:date>
    <meta:editing-duration>PT7H18M17S</meta:editing-duration>
    <meta:editing-cycles>1</meta:editing-cycles>
    <meta:document-statistic meta:table-count="1" meta:cell-count="44" meta:object-count="1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529cm" svg:y="4.203cm" style:legend-expansion="high" chart:style-name="ch2"/>
        <chart:plot-area chart:style-name="ch3" table:cell-range-address="Sheet1.A1:Sheet1.A14 Sheet1.C1:Sheet1.C14" chart:data-source-has-labels="row" svg:x="0.319cm" svg:y="0.18cm" svg:width="13.891cm" svg:height="8.645cm">
          <chart:coordinate-region svg:x="0.94cm" svg:y="0.38cm" svg:width="12.9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4" chart:label-cell-address="Sheet1.C1:Sheet1.C1" chart:class="chart:scatter">
            <chart:domain table:cell-range-address="Sheet1.A2:Sheet1.A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Sheet1.A2:Sheet1.A14</svg:desc>
                </draw:g>
              </table:table-cell>
              <table:table-cell office:value-type="float" office:value="0.05">
                <text:p>0.05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">
                <text:p>190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">
                <text:p>230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10.39">
                <text:p>10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